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8000001BC7BF214961C0CC7D5.png" manifest:media-type="image/png"/>
  <manifest:file-entry manifest:full-path="Pictures/10000000000003590000022AC6BC4D3F9B57A7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9cm" svg:height="12.283cm" svg:x="0cm" svg:y="0.117cm">
          <draw:image xlink:href="Pictures/10000000000003590000022AC6BC4D3F9B57A7CA.png" xlink:type="simple" xlink:show="embed" xlink:actuate="onLoad">
            <text:p/>
          </draw:image>
        </draw:frame>
        <draw:frame draw:style-name="gr1" draw:text-style-name="P1" draw:layer="layout" svg:width="12.63cm" svg:height="12.745cm" svg:x="15.37cm" svg:y="7.4cm">
          <draw:image xlink:href="Pictures/10000000000001B8000001BC7BF214961C0CC7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16:18.637732299</meta:creation-date>
    <dc:date>2016-10-01T11:03:56.609265166</dc:date>
    <meta:editing-duration>PT1H47M35S</meta:editing-duration>
    <meta:editing-cycles>7</meta:editing-cycles>
    <meta:generator>LibreOffice/5.1.4.2$Linux_X86_64 LibreOffice_project/10m0$Build-2</meta:generator>
    <meta:document-statistic meta:object-count="25"/>
  </office:meta>
</office:document-meta>
</file>